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AMAGIC (141-142)</text:p>
      <text:p text:style-name="Standard"/>
      <text:list xml:id="list4150397776475822258" text:style-name="L1">
        <text:list-item>
          <text:p text:style-name="P2">Seeking Spell (142)</text:p>
          <text:list>
            <text:list-item>
              <text:p text:style-name="P3">Cost: 1SP</text:p>
            </text:list-item>
            <text:list-item>
              <text:p text:style-name="P3"><text:span text:style-name="T1">If you make an attack roll for a spell and miss, spend 1SP to reroll the d20, and you must use the new roll.</text:span></text:p>
              <text:list>
                <text:list-item>
                  <text:p text:style-name="P3"><text:span text:style-name="T1">Can use even if already using a different Metamagic option.</text:span></text:p>
                </text:list-item>
              </text:list>
            </text:list-item>
          </text:list>
        </text:list-item>
        <text:list-item>
          <text:p text:style-name="P2">Twinned Spell (142)</text:p>
          <text:list>
            <text:list-item>
              <text:p text:style-name="P4"><text:span text:style-name="T2">Cost: 1SP</text:span></text:p>
            </text:list-item>
            <text:list-item>
              <text:p text:style-name="P3"><text:span text:style-name="T1">When you cast a spell that can be cast with a higher-level slot to target an additional creature, spend 1SP to increase the spell's effective level by 1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06T16:38:56.86</dc:date>
    <dc:creator>Paul Paroczai</dc:creator>
    <meta:editing-duration>PT1H14M8S</meta:editing-duration>
    <meta:editing-cycles>4</meta:editing-cycles>
    <meta:document-statistic meta:table-count="0" meta:image-count="0" meta:object-count="0" meta:page-count="1" meta:paragraph-count="8" meta:word-count="81" meta:character-count="402"/>
  </office:meta>
</office:document-meta>
</file>